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441CA464D048EF11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000000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de59" draw:marker-start-width="0.322cm" draw:marker-end="Arrowheads_20_1" draw:marker-end-width="0.422cm" draw:fill="none" draw:textarea-vertical-align="middle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de59" loext:opacity="100%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color="#ff0000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color="#000000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color="#ffde59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8.465cm" svg:height="7.077cm" svg:x="9.798cm" svg:y="4.402cm">
          <draw:image xlink:href="Pictures/10000000000003E8000003441CA464D048EF11DD.png" xlink:type="simple" xlink:show="embed" xlink:actuate="onLoad" draw:mime-type="image/png">
            <text:p/>
          </draw:image>
        </draw:frame>
        <draw:line draw:style-name="gr2" draw:text-style-name="P2" draw:layer="layout" svg:x1="13.755cm" svg:y1="7.279cm" svg:x2="13.933cm" svg:y2="8.394cm">
          <text:p/>
        </draw:line>
        <draw:line draw:style-name="gr3" draw:text-style-name="P2" draw:layer="layout" svg:x1="14.853cm" svg:y1="7.523cm" svg:x2="14.175cm" svg:y2="8.418cm">
          <text:p/>
        </draw:line>
        <draw:line draw:style-name="gr4" draw:text-style-name="P2" draw:layer="layout" svg:x1="13.012cm" svg:y1="7.631cm" svg:x2="13.632cm" svg:y2="8.351cm">
          <text:p/>
        </draw:line>
        <draw:frame draw:style-name="gr5" draw:text-style-name="P4" draw:layer="layout" svg:width="1.133cm" svg:height="0.806cm" svg:x="12.192cm" svg:y="7.039cm">
          <draw:text-box>
            <text:p text:style-name="P3"><text:span text:style-name="T1">D2</text:span></text:p>
          </draw:text-box>
        </draw:frame>
        <draw:frame draw:style-name="gr5" draw:text-style-name="P6" draw:layer="layout" svg:width="1.522cm" svg:height="0.806cm" svg:x="12.966cm" svg:y="6.596cm">
          <draw:text-box>
            <text:p text:style-name="P5"><text:span text:style-name="T2">3.3V</text:span></text:p>
          </draw:text-box>
        </draw:frame>
        <draw:frame draw:style-name="gr5" draw:text-style-name="P8" draw:layer="layout" svg:width="1.598cm" svg:height="0.806cm" svg:x="14.344cm" svg:y="6.797cm">
          <draw:text-box>
            <text:p text:style-name="P7"><text:span text:style-name="T3">GND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2T15:28:18.750798690</meta:creation-date>
    <dc:date>2024-09-02T15:37:33.880827183</dc:date>
    <meta:editing-duration>PT9M14S</meta:editing-duration>
    <meta:editing-cycles>2</meta:editing-cycles>
    <meta:generator>LibreOffice/7.3.7.2$Linux_X86_64 LibreOffice_project/30$Build-2</meta:generator>
    <meta:document-statistic meta:object-count="30"/>
  </office:meta>
</office:document-meta>
</file>